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ACAA26AA04F406C.png" manifest:media-type="image/png"/>
  <manifest:file-entry manifest:full-path="Pictures/100000000000055600000300FBB0DFBA34B41A2E.png" manifest:media-type="image/png"/>
  <manifest:file-entry manifest:full-path="Pictures/10000000000005560000030079F593523CE32640.png" manifest:media-type="image/png"/>
  <manifest:file-entry manifest:full-path="Pictures/100000000000055600000300DE4F02E10C04A84A.png" manifest:media-type="image/png"/>
  <manifest:file-entry manifest:full-path="Pictures/1000000000000556000003009EC680DB515DF9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725cm, 12.577cm, 0cm, 14.2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519cm, 12.793cm, 0.238cm, 14.1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546cm, 12.793cm, 0.242cm, 14.2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604cm, 12.793cm, 0cm, 14.1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4.664cm, 12.739cm, 0.326cm, 14.25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3.649cm" svg:y="1.879cm" svg:width="10.291cm" svg:height="17.29cm" draw:z-index="0"><draw:image xlink:href="Pictures/100000000000055600000300FBB0DFBA34B41A2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n2" text:anchor-type="paragraph" svg:x="3.729cm" svg:y="1.535cm" svg:width="10.132cm" svg:height="17.085cm" draw:z-index="1"><draw:image xlink:href="Pictures/10000000000005560000030079F593523CE3264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3" text:anchor-type="paragraph" svg:x="3.895cm" svg:y="3.387cm" svg:width="9.8cm" svg:height="16.792cm" draw:z-index="2"><draw:image xlink:href="Pictures/1000000000000556000003009EC680DB515DF97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4" text:anchor-type="paragraph" svg:x="3.896cm" svg:y="2.646cm" svg:width="9.797cm" svg:height="16.783cm" draw:z-index="3"><draw:image xlink:href="Pictures/100000000000055600000300DE4F02E10C04A84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5" draw:name="Imagen5" text:anchor-type="paragraph" svg:width="9.714cm" svg:height="16.279cm" draw:z-index="4"><draw:image xlink:href="Pictures/100000000000055600000300AACAA26AA04F406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9:19:58.686490739</meta:creation-date>
    <dc:date>2017-08-03T19:37:59.924429065</dc:date>
    <meta:editing-duration>PT7M51S</meta:editing-duration>
    <meta:editing-cycles>1</meta:editing-cycles>
    <meta:document-statistic meta:table-count="0" meta:image-count="5" meta:object-count="0" meta:page-count="5" meta:paragraph-count="0" meta:word-count="0" meta:character-count="0" meta:non-whitespace-character-count="0"/>
    <meta:generator>LibreOffice/5.1.6.2$Linux_X86_64 LibreOffice_project/10m0$Build-2</meta:generator>
  </office:meta>
</office:document-meta>
</file>